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7947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igatoni au Pesto Verde, Épinards &amp; Burrata</text:h>
      <text:h text:style-name="Heading_20_4" text:outline-level="4">Famille &lt;30 min | Veggie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25-35 min</text:p>
        </text:list-item>
        <text:list-item>
          <text:p text:style-name="P2"><text:span text:style-name="Strong_20_Emphasis">À table dans</text:span>: 25-35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Râpe</text:p>
        </text:list-item>
        <text:list-item>
          <text:p text:style-name="P5">Casserole</text:p>
        </text:list-item>
        <text:list-item>
          <text:p text:style-name="P5">Passoire</text:p>
        </text:list-item>
        <text:list-item>
          <text:p text:style-name="P4">Poê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Rigatoni</text:span> : 180 g</text:p>
        </text:list-item>
        <text:list-item>
          <text:p text:style-name="P8"><text:span text:style-name="Strong_20_Emphasis">Gousse d'ail</text:span> : 2 pièce(s)</text:p>
        </text:list-item>
        <text:list-item>
          <text:p text:style-name="P8"><text:span text:style-name="Strong_20_Emphasis">Oignon</text:span> : 1 pièce(s)</text:p>
        </text:list-item>
        <text:list-item>
          <text:p text:style-name="P8"><text:span text:style-name="Strong_20_Emphasis">Noisettes</text:span> : 1 sachet(s)</text:p>
        </text:list-item>
        <text:list-item>
          <text:p text:style-name="P8"><text:span text:style-name="Strong_20_Emphasis">Citron</text:span> : 1/2 pièce(s)</text:p>
        </text:list-item>
        <text:list-item>
          <text:p text:style-name="P8"><text:span text:style-name="Strong_20_Emphasis">Épinards</text:span> : 1 sachet(s)</text:p>
        </text:list-item>
        <text:list-item>
          <text:p text:style-name="P8"><text:span text:style-name="Strong_20_Emphasis">Pesto vert alla genovese</text:span> : 60 g</text:p>
        </text:list-item>
        <text:list-item>
          <text:p text:style-name="P8"><text:span text:style-name="Strong_20_Emphasis">Burrata</text:span> : 1 pièce(s)</text:p>
        </text:list-item>
        <text:list-item>
          <text:p text:style-name="P8"><text:span text:style-name="Strong_20_Emphasis">Huile d'olive</text:span> : 2 cs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Mise en place :</text:h>
      <text:list text:style-name="L5">
        <text:list-item>
          <text:p text:style-name="P10">Portez une casserole d'eau salée à ébullition et faites-y cuire les rigatoni 12-14 min.</text:p>
        </text:list-item>
        <text:list-item>
          <text:p text:style-name="P10">Réservez 4 louches d'eau de cuisson par personne, puis égouttez les pâtes et réservez-les.</text:p>
        </text:list-item>
        <text:list-item>
          <text:p text:style-name="P10">Ciselez l'ail et l'oignon. Concassez les noisettes.</text:p>
        </text:list-item>
        <text:list-item>
          <text:p text:style-name="P9">Lavez bien le citron et prélevez-en le zeste avec une râpe fine, puis coupez-le en quartiers.</text:p>
        </text:list-item>
      </text:list>
      <text:h text:style-name="Heading_20_4" text:outline-level="4"><text:soft-page-break/>Cuire les légumes :</text:h>
      <text:list text:style-name="L6">
        <text:list-item>
          <text:p text:style-name="P12">Faites chauffer un filet d'huile d'olive dans une poêle à feu moyen-vif.</text:p>
        </text:list-item>
        <text:list-item>
          <text:p text:style-name="P12">Faites-y revenir l'ail et l'oignon 4-5 min.</text:p>
        </text:list-item>
        <text:list-item>
          <text:p text:style-name="P12">Déchirez les épinards grossièrement avec les mains au-dessus de la poêle et laissez-les réduire 3 min en remuant.</text:p>
        </text:list-item>
        <text:list-item>
          <text:p text:style-name="P11">Réservez les légumes dans la poêle, hors du feu.</text:p>
        </text:list-item>
      </text:list>
      <text:h text:style-name="Heading_20_4" text:outline-level="4">Mélanger :</text:h>
      <text:list text:style-name="L7">
        <text:list-item>
          <text:p text:style-name="P14">Ajoutez les rigatoni à la poêle ainsi que l'eau de cuisson réservée.</text:p>
        </text:list-item>
        <text:list-item>
          <text:p text:style-name="P14">Ajoutez le pesto et, par personne : une pincée de zestes et quelques gouttes de jus de citron (selon votre goût).</text:p>
        </text:list-item>
        <text:list-item>
          <text:p text:style-name="P13">Salez, poivrez et mélangez.</text:p>
        </text:list-item>
      </text:list>
      <text:h text:style-name="Heading_20_4" text:outline-level="4">Servir :</text:h>
      <text:list text:style-name="L8">
        <text:list-item>
          <text:p text:style-name="P16">Servez les rigatoni au pesto dans des assiettes creuses.</text:p>
        </text:list-item>
        <text:list-item>
          <text:p text:style-name="P16">Placez 1/2 burrata par personne par-dessus. Assaisonnez-la de sel et de poivre ainsi que d'un filet d'huile d'olive.</text:p>
        </text:list-item>
        <text:list-item>
          <text:p text:style-name="P15">Garnissez de noisettes.</text:p>
        </text:list-item>
      </text:list>
      <text:p text:style-name="Text_20_body"><text:span text:style-name="Strong_20_Emphasis">CONSEIL</text:span> : Mélangez la burrata avec les pâtes au moment de déguster pour obtenir une sauce extra crémeuse!</text:p>
      <text:p text:style-name="Text_20_body"><text:span text:style-name="Strong_20_Emphasis">Bon appétit!</text:span></text:p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9">
        <text:list-item>
          <text:p text:style-name="P18"><text:span text:style-name="Strong_20_Emphasis">Énergie (kJ/kcal)</text:span> : 3535/845</text:p>
        </text:list-item>
        <text:list-item>
          <text:p text:style-name="P18"><text:span text:style-name="Strong_20_Emphasis">Lipides total (g)</text:span> : 50</text:p>
        </text:list-item>
        <text:list-item>
          <text:p text:style-name="P18"><text:span text:style-name="Strong_20_Emphasis">Dont saturés (g)</text:span> : 13,8</text:p>
        </text:list-item>
        <text:list-item>
          <text:p text:style-name="P18"><text:span text:style-name="Strong_20_Emphasis">Glucides (g)</text:span> : 74</text:p>
        </text:list-item>
        <text:list-item>
          <text:p text:style-name="P18"><text:span text:style-name="Strong_20_Emphasis">Dont sucres (g)</text:span> : 7,4</text:p>
        </text:list-item>
        <text:list-item>
          <text:p text:style-name="P18"><text:span text:style-name="Strong_20_Emphasis">Fibres (g)</text:span> : 10</text:p>
        </text:list-item>
        <text:list-item>
          <text:p text:style-name="P18"><text:span text:style-name="Strong_20_Emphasis">Protéines (g)</text:span> : 22</text:p>
        </text:list-item>
        <text:list-item>
          <text:p text:style-name="P17"><text:span text:style-name="Strong_20_Emphasis">Sel (g)</text:span> : 1,8</text:p>
        </text:list-item>
      </text:list>
      <text:p text:style-name="Text_20_body"><text:span text:style-name="Strong_20_Emphasis">Pour 100 g :</text:span></text:p>
      <text:list text:style-name="L10">
        <text:list-item>
          <text:p text:style-name="P20"><text:span text:style-name="Strong_20_Emphasis">Énergie (kJ/kcal)</text:span> : 1115/267</text:p>
        </text:list-item>
        <text:list-item>
          <text:p text:style-name="P20"><text:span text:style-name="Strong_20_Emphasis">Lipides total (g)</text:span> : 16</text:p>
        </text:list-item>
        <text:list-item>
          <text:p text:style-name="P20"><text:span text:style-name="Strong_20_Emphasis">Dont saturés (g)</text:span> : 4,4</text:p>
        </text:list-item>
        <text:list-item>
          <text:p text:style-name="P20"><text:span text:style-name="Strong_20_Emphasis">Glucides (g)</text:span> : 23</text:p>
        </text:list-item>
        <text:list-item>
          <text:p text:style-name="P20"><text:span text:style-name="Strong_20_Emphasis">Dont sucres (g)</text:span> : 2,3</text:p>
        </text:list-item>
        <text:list-item>
          <text:p text:style-name="P20"><text:span text:style-name="Strong_20_Emphasis">Fibres (g)</text:span> : 3</text:p>
        </text:list-item>
        <text:list-item>
          <text:p text:style-name="P20"><text:span text:style-name="Strong_20_Emphasis">Protéines (g)</text:span> : 7</text:p>
        </text:list-item>
        <text:list-item>
          <text:p text:style-name="P19"><text:span text:style-name="Strong_20_Emphasis">Sel (g)</text:span> : 0,6</text:p>
        </text:list-item>
      </text:list>
      <text:p text:style-name="Horizontal_20_Line"><text:soft-page-break/></text:p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16:53:56.949882596</dc:date>
    <meta:editing-duration>PT5M15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65" meta:word-count="448" meta:character-count="2317" meta:non-whitespace-character-count="1981"/>
  </office:meta>
</office:document-meta>
</file>